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OWCH Notes – HEAL</text:p>
      <text:p text:style-name="Normal">Heal is a collection of cognitive behavioural techniques<text:s/>that<text:s/>work well for sticky negative thoughts. I call these thoughts<text:s/>“sticky”<text:s/>because they're hard to get rid of and they tend to return and<text:s/>be<text:s/>repetitive<text:s/>in our heads. When you find yourself overthinking and you can't seem to stop the intrusive thoughts, try using heal. HEAL<text:s/>is an acronym for the following:</text:p>
      <text:p text:style-name="Normal">H<text:s/>–<text:s/>helpful</text:p>
      <text:p text:style-name="Normal">are these thoughts helpful in any way to me? Frequently you will find that negative thoughts lower your mood and limit your life.<text:s/>Sometimes just acknowledging the fact that you are focusing on unhelpful thoughts will encourage you to focus elsewhere and dismiss these annoying unhelpful thoughts.</text:p>
      <text:p text:style-name="Normal">E – Evidence</text:p>
      <text:p text:style-name="Normal">another way to counteract negative thinking is to ask yourself where is the evidence for this thought? We often make assumptions that are not based in reality and it is important to remember that thoughts are not facts. We think around 8000 thoughts per day and only 20% of those are useful productive thoughts. Getting into the habit of focusing externally and taking action rather than getting caught up in your head with all of your negative thinking is a really good mental skill. When you think about evidence, consider evidence that would stand up in a court of law.</text:p>
      <text:p text:style-name="Normal">For example:</text:p>
      <text:p text:style-name="Normal">Thought:<text:s/>my friend is annoyed with me because they're not answering my calls</text:p>
      <text:p text:style-name="Normal">evidence?<text:s/>They're not answering my calls</text:p>
      <text:p text:style-name="Normal">The thing is there could be numerous reasons as to why they are not answering your calls and you are making an assumption that it is because they are annoyed with you. Assumptions do not count as evidence. Real evidence would consist of your friend confirming that they are annoyed with you, whether that is verbally or in a written format. Most of the time you will find that there is no real evidence for many of your negative thoughts and when there is no evidence learn to dismiss the thought and get on with your day.<text:s/></text:p>
      <text:p text:style-name="Normal">A - Alternative</text:p>
      <text:p text:style-name="Normal">Another useful cognitive behavioural technique is to reframe your thoughts. Instead of the thought, ‘my friend is annoyed with me because they're not answering my calls,<text:s/>ask yourself how you could reframe the question so that it has less of an emotional impact on you.<text:s/></text:p>
      <text:soft-page-break/>
      <text:p text:style-name="Normal">For example:<text:s/>my friend might be annoyed with me but there could be other reasons for their bad mood so I am not going to focus on it for now.</text:p>
      <text:p text:style-name="Normal">Cognitive re framing or cognitive restructuring is one of the key tenets of cognitive behavioural therapy. Our brains send us all sorts of automatic thoughts to try keep us safe but in this often faulty<text:s/>process,<text:s/>we end up more anxious and stressed out. Learning to reframe our thoughts can literally change the meaning we assign<text:s/>to<text:s/>experiences<text:s/>and this in turn has a huge impact on our emotions.</text:p>
      <text:p text:style-name="Normal">L - loved one</text:p>
      <text:p text:style-name="Normal">What would you say to a loved one or someone that you really cared about if they were criticising themselves and being negative about life? It's doubtful that you would agree with them and make them feel worse.</text:p>
      <text:p text:style-name="Normal">For example:<text:s/>if someone you cared about was saying that they are not good enough and that the world is awful and there was no point to anything,<text:s/>you would most likely be compassionate and supportive in response.</text:p>
      <text:p text:style-name="Normal">It's unlikely that you would agree that they are not good enough.<text:s/>Instead you would remind them of all their accomplishments and find examples of when life is good and fulfilling. This same approach should be used towards yourself.<text:s/>It's called self compassion and it involves accepting that you are human and fallible just like everyone else is. We are conditioned to be hard on ourselves, to compare ourselves and two look for the negatives in a situation. Self compassion helps ease the negativity and helps us to soothe our anxious nervous system.</text:p>
      <text:p text:style-name="Normal">Great affirmations for self compassion:</text:p>
      <text:p text:style-name="Normal">I will always try my best but it is OK to make mistakes.</text:p>
      <text:p text:style-name="Normal">Failure is a good lesson and we all need to fail sometimes.</text:p>
      <text:p text:style-name="Normal">I am human and part of that means I will make mistakes just like everyone else.</text:p>
      <text:p text:style-name="Normal">It is normal to not be perfect and to be kind to myself when things aren't going my way.</text:p>
      <text:p text:style-name="Normal">It is OK to not feel OK.</text:p>
      <text:p text:style-name="Normal">Resting is a vital part of my life,<text:s/>it is not laziness.</text:p>
      <text:p text:style-name="Normal">I do not need permission from others to make my own decisions,<text:s/>even when they are unpopular.</text:p>
      <text:p text:style-name="Normal">I have the right to change my mind.</text:p>
      <text:p text:style-name="Normal"/>
      <text:soft-page-break/>
      <text:p text:style-name="Normal">HEAL<text:s/>Is a useful technique for stopping negative thoughts in their tracks.<text:s/>HEAL<text:s/>Is an evidence based technique and practising it will help you to fill your mind with more optimism and less pessimism.<text:s/>Optimism is something that we have to work at but always try to see the positives in a situation or use gratitude to remind you of the good stu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dy kloppers</meta:initial-creator>
    <dc:creator>mandy kloppers</dc:creator>
    <meta:creation-date>2025-11-07T12:11:00Z</meta:creation-date>
    <dc:date>2025-11-07T13:05:00Z</dc:date>
    <meta:template xlink:href="Normal" xlink:type="simple"/>
    <meta:editing-cycles>7</meta:editing-cycles>
    <meta:editing-duration>PT3240S</meta:editing-duration>
    <meta:document-statistic meta:page-count="3" meta:paragraph-count="9" meta:word-count="691" meta:character-count="4621" meta:row-count="32" meta:non-whitespace-character-count="3939"/>
  </office:meta>
</office:document-meta>
</file>